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7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0"/>
    <style:style style:name="ce3" style:family="table-cell" style:parent-style-name="Default" style:data-style-name="N114"/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3"/>
        <table:table-row table:style-name="ro1">
          <table:table-cell/>
          <table:table-cell table:style-name="Default"/>
          <table:table-cell table:style-name="Default" office:value-type="string" calcext:value-type="string">
            <text:p>Threads</text:p>
          </table:table-cell>
          <table:table-cell table:style-name="Default" table:number-columns-repeated="3"/>
        </table:table-row>
        <table:table-row table:style-name="ro2">
          <table:table-cell table:style-name="ce1" office:value-type="string" calcext:value-type="string">
            <text:p>Tamanho da Entrada</text:p>
          </table:table-cell>
          <table:table-cell table:style-name="ce1" office:value-type="string" calcext:value-type="string">
            <text:p>Fração Sequencial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Infinitos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58" calcext:value-type="float">
            <text:p>0,058</text:p>
          </table:table-cell>
          <table:table-cell table:formula="of:=1 / ([.B3] + (1 - [.B3]) / [.C$2])" office:value-type="float" office:value="1.89035916824197" calcext:value-type="float">
            <text:p>1,890</text:p>
          </table:table-cell>
          <table:table-cell table:formula="of:=1 / ([.B3] + (1 - [.B3]) / [.D$2])" office:value-type="float" office:value="3.40715502555366" calcext:value-type="float">
            <text:p>3,407</text:p>
          </table:table-cell>
          <table:table-cell table:formula="of:=1 / ([.B3] + (1 - [.B3]) / [.E$2])" office:value-type="float" office:value="5.68990042674253" calcext:value-type="float">
            <text:p>5,690</text:p>
          </table:table-cell>
          <table:table-cell table:formula="of:=1 / [.B3]" office:value-type="float" office:value="17.2413793103448" calcext:value-type="float">
            <text:p>17,24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43" calcext:value-type="float">
            <text:p>0,043</text:p>
          </table:table-cell>
          <table:table-cell table:formula="of:=1 / ([.B4] + (1 - [.B4]) / [.C$2])" office:value-type="float" office:value="1.91754554170662" calcext:value-type="float">
            <text:p>1,918</text:p>
          </table:table-cell>
          <table:table-cell table:formula="of:=1 / ([.B4] + (1 - [.B4]) / [.D$2])" office:value-type="float" office:value="3.54295837023915" calcext:value-type="float">
            <text:p>3,543</text:p>
          </table:table-cell>
          <table:table-cell table:formula="of:=1 / ([.B4] + (1 - [.B4]) / [.E$2])" office:value-type="float" office:value="6.14911606456572" calcext:value-type="float">
            <text:p>6,149</text:p>
          </table:table-cell>
          <table:table-cell table:formula="of:=1 / [.B4]" office:value-type="float" office:value="23.2558139534884" calcext:value-type="float">
            <text:p>23,256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37" calcext:value-type="float">
            <text:p>0,037</text:p>
          </table:table-cell>
          <table:table-cell table:formula="of:=1 / ([.B5] + (1 - [.B5]) / [.C$2])" office:value-type="float" office:value="1.92864030858245" calcext:value-type="float">
            <text:p>1,929</text:p>
          </table:table-cell>
          <table:table-cell table:formula="of:=1 / ([.B5] + (1 - [.B5]) / [.D$2])" office:value-type="float" office:value="3.6003600360036" calcext:value-type="float">
            <text:p>3,600</text:p>
          </table:table-cell>
          <table:table-cell table:formula="of:=1 / ([.B5] + (1 - [.B5]) / [.E$2])" office:value-type="float" office:value="6.35424940428912" calcext:value-type="float">
            <text:p>6,354</text:p>
          </table:table-cell>
          <table:table-cell table:formula="of:=1 / [.B5]" office:value-type="float" office:value="27.027027027027" calcext:value-type="float">
            <text:p>27,02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48" calcext:value-type="float">
            <text:p>0,048</text:p>
          </table:table-cell>
          <table:table-cell table:formula="of:=1 / ([.B6] + (1 - [.B6]) / [.C$2])" office:value-type="float" office:value="1.90839694656489" calcext:value-type="float">
            <text:p>1,908</text:p>
          </table:table-cell>
          <table:table-cell table:formula="of:=1 / ([.B6] + (1 - [.B6]) / [.D$2])" office:value-type="float" office:value="3.4965034965035" calcext:value-type="float">
            <text:p>3,497</text:p>
          </table:table-cell>
          <table:table-cell table:formula="of:=1 / ([.B6] + (1 - [.B6]) / [.E$2])" office:value-type="float" office:value="5.98802395209581" calcext:value-type="float">
            <text:p>5,988</text:p>
          </table:table-cell>
          <table:table-cell table:formula="of:=1 / [.B6]" office:value-type="float" office:value="20.8333333333333" calcext:value-type="float">
            <text:p>20,83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41" calcext:value-type="float">
            <text:p>0,041</text:p>
          </table:table-cell>
          <table:table-cell table:formula="of:=1 / ([.B7] + (1 - [.B7]) / [.C$2])" office:value-type="float" office:value="1.92122958693564" calcext:value-type="float">
            <text:p>1,921</text:p>
          </table:table-cell>
          <table:table-cell table:formula="of:=1 / ([.B7] + (1 - [.B7]) / [.D$2])" office:value-type="float" office:value="3.56188780053428" calcext:value-type="float">
            <text:p>3,562</text:p>
          </table:table-cell>
          <table:table-cell table:formula="of:=1 / ([.B7] + (1 - [.B7]) / [.E$2])" office:value-type="float" office:value="6.21600621600622" calcext:value-type="float">
            <text:p>6,216</text:p>
          </table:table-cell>
          <table:table-cell table:formula="of:=1 / [.B7]" office:value-type="float" office:value="24.390243902439" calcext:value-type="float">
            <text:p>24,390</text:p>
          </table:table-cell>
        </table:table-row>
        <table:table-row table:style-name="ro1">
          <table:table-cell table:style-name="ce2"/>
          <table:table-cell table:style-name="ce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20:29:31.073230561</meta:creation-date>
    <dc:date>2025-05-12T22:34:41.134856451</dc:date>
    <meta:editing-duration>PT1H20M50S</meta:editing-duration>
    <meta:editing-cycles>1</meta:editing-cycles>
    <meta:document-statistic meta:table-count="1" meta:cell-count="37" meta:object-count="0"/>
    <meta:generator>LibreOffice/24.2.7.2$Linux_X86_64 LibreOffice_project/420$Build-2</meta:generator>
  </office:meta>
</office:document-meta>
</file>